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pacheHttpURLList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acheHttpURLLister.accept(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acheHttpURLLister.listAll( URL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